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ARTEMEN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DEP</text:p>
          </table:table-cell>
          <table:table-cell office:value-type="string" table:style-name="ce1">
            <text:p>DEP</text:p>
          </table:table-cell>
          <table:table-cell office:value-type="string" table:style-name="ce1">
            <text:p>CAPAC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_INF00</text:p>
          </table:table-cell>
          <table:table-cell office:value-type="string" table:style-name="ce1">
            <text:p>INFORMATIQUE</text:p>
          </table:table-cell>
          <table:table-cell office:value-type="float" office:value="601" table:style-name="ce1">
            <text:p>60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P_TEL00</text:p>
          </table:table-cell>
          <table:table-cell office:value-type="string" table:style-name="ce1">
            <text:p>TELECOM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_COM01</text:p>
          </table:table-cell>
          <table:table-cell office:value-type="string" table:style-name="ce1">
            <text:p>COMMUN</text:p>
          </table:table-cell>
          <table:table-cell office:value-type="float" office:value="1262" table:style-name="ce1">
            <text:p>126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DEP_ADMIN00</text:p>
          </table:table-cell>
          <table:table-cell office:value-type="string" table:style-name="ce1">
            <text:p>ADMINISTRATION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labidi zaineb</meta:initial-creator>
    <dc:creator>Mariem GLAA</dc:creator>
    <meta:creation-date>2024-01-15T15:22:31Z</meta:creation-date>
    <dc:date>2024-01-21T16:12:21Z</dc:date>
  </office:meta>
</office:document-meta>
</file>